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style:font-name="Liberation Sans" fo:font-size="10pt" style:font-size-asian="10pt" style:font-size-complex="10pt"/>
    </style:style>
    <style:style style:name="P3" style:family="paragraph" style:parent-style-name="Standard">
      <style:paragraph-properties fo:margin-left="0cm" fo:margin-right="0cm" fo:line-height="115%" fo:text-indent="1.27cm" style:auto-text-indent="false" style:writing-mode="lr-tb"/>
      <style:text-properties style:font-name="Liberation Sans" fo:font-size="10pt" officeooo:rsid="000309cc" officeooo:paragraph-rsid="00044995" style:font-name-asian="Cambria" style:font-size-asian="10pt" style:font-name-complex="Cambria" style:font-size-complex="10pt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Liberation Sans" fo:font-size="10pt" fo:font-style="italic" style:font-name-asian="Cambria" style:font-size-asian="10pt" style:font-style-asian="italic" style:font-name-complex="Cambria" style:font-size-complex="10pt" style:font-style-complex="italic"/>
    </style:style>
    <style:style style:name="P5" style:family="paragraph" style:parent-style-name="Standard">
      <style:paragraph-properties fo:line-height="115%" fo:break-before="auto" fo:break-after="auto" style:writing-mode="lr-tb"/>
      <style:text-properties style:font-name="Liberation Sans" fo:font-size="10pt" style:font-name-asian="Cambria" style:font-size-asian="10pt" style:font-name-complex="Cambria" style:font-size-complex="10pt"/>
    </style:style>
    <style:style style:name="P6" style:family="paragraph" style:parent-style-name="Standard">
      <style:paragraph-properties fo:line-height="115%" fo:break-before="auto" fo:break-after="auto" style:writing-mode="lr-tb"/>
      <style:text-properties style:font-name="Liberation Sans" fo:font-size="10pt" officeooo:paragraph-rsid="000832f3" style:font-name-asian="Cambria" style:font-size-asian="10pt" style:font-name-complex="Cambria" style:font-size-complex="10pt"/>
    </style:style>
    <style:style style:name="P7" style:family="paragraph" style:parent-style-name="Standard">
      <style:paragraph-properties fo:line-height="115%" style:writing-mode="lr-tb"/>
      <style:text-properties style:font-name="Liberation Sans" officeooo:rsid="0003d46e" officeooo:paragraph-rsid="000832f3"/>
    </style:style>
    <style:style style:name="P8" style:family="paragraph" style:parent-style-name="Standard">
      <style:paragraph-properties fo:line-height="115%" style:writing-mode="lr-tb"/>
      <style:text-properties style:font-name="Liberation Sans" officeooo:rsid="000309cc" officeooo:paragraph-rsid="00044995" style:font-name-asian="Cambria" style:font-name-complex="Cambria"/>
    </style:style>
    <style:style style:name="P9" style:family="paragraph" style:parent-style-name="Standard">
      <style:paragraph-properties fo:line-height="115%" style:writing-mode="lr-tb"/>
      <style:text-properties style:font-name="Liberation Sans" fo:font-size="10pt" style:font-name-asian="Cambria" style:font-size-asian="10pt" style:font-name-complex="Cambria" style:font-size-complex="10pt"/>
    </style:style>
    <style:style style:name="P10" style:family="paragraph" style:parent-style-name="Standard">
      <style:paragraph-properties fo:line-height="115%" style:writing-mode="lr-tb"/>
      <style:text-properties style:font-name="Liberation Sans" fo:font-size="10pt" officeooo:paragraph-rsid="0006be5a" style:font-name-asian="Cambria" style:font-size-asian="10pt" style:font-name-complex="Cambria" style:font-size-complex="10pt"/>
    </style:style>
    <style:style style:name="P11" style:family="paragraph" style:parent-style-name="Standard">
      <style:paragraph-properties fo:line-height="115%" style:writing-mode="lr-tb"/>
      <style:text-properties style:font-name="Liberation Sans" fo:font-size="10pt" officeooo:rsid="000309cc" officeooo:paragraph-rsid="00044995" style:font-name-asian="Cambria" style:font-size-asian="10pt" style:font-name-complex="Cambria" style:font-size-complex="10pt"/>
    </style:style>
    <style:style style:name="P12" style:family="paragraph" style:parent-style-name="Standard">
      <style:paragraph-properties fo:line-height="115%" style:writing-mode="lr-tb"/>
      <style:text-properties style:font-name="Liberation Sans" fo:font-size="10pt" officeooo:rsid="0003d46e" officeooo:paragraph-rsid="000832f3" style:font-size-asian="10pt" style:font-size-complex="10pt"/>
    </style:style>
    <style:style style:name="P13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Liberation Sans" fo:font-size="10pt" officeooo:rsid="0006be5a" officeooo:paragraph-rsid="0006be5a" style:font-name-asian="Cambria" style:font-size-asian="10pt" style:font-name-complex="Cambria" style:font-size-complex="10pt"/>
    </style:style>
    <style:style style:name="P14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Liberation Sans" fo:font-size="10pt" style:font-name-asian="Cambria" style:font-size-asian="10pt" style:font-name-complex="Cambria" style:font-size-complex="10pt"/>
    </style:style>
    <style:style style:name="P15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style:font-name="Liberation Sans" fo:font-size="10pt" style:font-name-asian="Cambria" style:font-size-asian="10pt" style:font-name-complex="Cambria" style:font-size-complex="10pt"/>
    </style:style>
    <style:style style:name="P16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style:font-name="Liberation Sans" fo:font-size="12pt" style:text-underline-style="solid" style:text-underline-width="auto" style:text-underline-color="font-color" fo:font-weight="bold" style:font-name-asian="Cambria" style:font-size-asian="12pt" style:font-weight-asian="bold" style:font-name-complex="Cambria" style:font-size-complex="12pt" style:font-weight-complex="bold"/>
    </style:style>
    <style:style style:name="P17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style:font-name="Liberation Sans" fo:font-size="10pt" fo:font-weight="bold" style:font-name-asian="Cambria" style:font-size-asian="10pt" style:font-weight-asian="bold" style:font-name-complex="Cambria" style:font-size-complex="10pt" style:font-weight-complex="bold"/>
    </style:style>
    <style:style style:name="P18" style:family="paragraph" style:parent-style-name="Standard">
      <style:paragraph-properties fo:line-height="115%" style:writing-mode="lr-tb"/>
      <style:text-properties style:font-name="Liberation Sans" fo:font-size="10pt" officeooo:rsid="0006be5a" officeooo:paragraph-rsid="0006be5a" style:font-name-asian="Cambria" style:font-size-asian="10pt" style:font-name-complex="Cambria" style:font-size-complex="10pt"/>
    </style:style>
    <style:style style:name="P19" style:family="paragraph" style:parent-style-name="Standard">
      <style:paragraph-properties fo:line-height="115%" style:writing-mode="lr-tb"/>
      <style:text-properties style:font-name="Liberation Sans" fo:font-size="10pt" officeooo:rsid="000309cc" officeooo:paragraph-rsid="00044995" style:font-name-asian="Cambria" style:font-size-asian="10pt" style:font-name-complex="Cambria" style:font-size-complex="10pt"/>
    </style:style>
    <style:style style:name="P20" style:family="paragraph" style:parent-style-name="Standard">
      <style:paragraph-properties fo:line-height="115%" style:writing-mode="lr-tb"/>
      <style:text-properties style:font-name="Liberation Sans" fo:font-size="10pt" officeooo:rsid="0003d46e" officeooo:paragraph-rsid="000832f3" style:font-name-asian="Cambria" style:font-size-asian="10pt" style:font-name-complex="Cambria" style:font-size-complex="10pt"/>
    </style:style>
    <style:style style:name="T1" style:family="text">
      <style:text-properties style:font-name-asian="Cambria" style:font-name-complex="Cambria"/>
    </style:style>
    <style:style style:name="T2" style:family="text">
      <style:text-properties officeooo:rsid="0003d46e" style:font-name-asian="Cambria" style:font-name-complex="Cambria"/>
    </style:style>
    <style:style style:name="T3" style:family="text">
      <style:text-properties officeooo:rsid="000423a3" style:font-name-asian="Cambria" style:font-name-complex="Cambria"/>
    </style:style>
    <style:style style:name="T4" style:family="text">
      <style:text-properties style:font-name="Liberation Sans" fo:font-size="10pt" style:font-name-asian="Cambria" style:font-size-asian="10pt" style:font-name-complex="Cambria" style:font-size-complex="10pt"/>
    </style:style>
    <style:style style:name="T5" style:family="text">
      <style:text-properties style:font-name="Liberation Sans" fo:font-size="10pt" officeooo:rsid="000423a3" style:font-name-asian="Cambria" style:font-size-asian="10pt" style:font-name-complex="Cambria" style:font-size-complex="10pt"/>
    </style:style>
    <style:style style:name="T6" style:family="text">
      <style:text-properties officeooo:rsid="0006be5a"/>
    </style:style>
    <style:style style:name="T7" style:family="text">
      <style:text-properties officeooo:rsid="000832f3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officeooo:rsid="000afa7c"/>
    </style:style>
    <style:style style:name="T10" style:family="text">
      <style:text-properties officeooo:rsid="000c797a"/>
    </style:style>
    <style:style style:name="T11" style:family="text">
      <style:text-properties officeooo:rsid="000e93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apstone Project Ideas</text:p>
      <text:p text:style-name="P4">DP Rooney</text:p>
      <text:p text:style-name="P5"/>
      <text:list xml:id="list1656895292398627144" text:style-name="LS1">
        <text:list-item>
          <text:p text:style-name="P17">Adjusting NHL Corsi for quality of opposition</text:p>
        </text:list-item>
      </text:list>
      <text:p text:style-name="P5"/>
      <text:p text:style-name="P10"><text:tab/><text:span text:style-name="T6">There is a family of advanced statistics in hockey called Corsi stats that analyze the shot-attempts that occur while a given player is on the ice. In particular the CF% statistic (Corsi-for) measures the ratio of shot-attempts for a player's team while he is on the ice vs. total shot-attempts while he is on the ice. A drawback of this metric is that it does not take into account the quality of the opposing players on the ice. </text:span></text:p>
      <text:p text:style-name="P18"><text:s/></text:p>
      <text:p text:style-name="P11"><text:tab/>Using a Python-based data scraper called nhlscrapi, one can gather data about events (including shot-attempts) for all games in the past NHL season:</text:p>
      <text:p text:style-name="P11"/>
      <text:p text:style-name="P8"><text:span text:style-name="T8"><text:tab/></text:span><text:a xlink:type="simple" xlink:href="https://github.com/robhowley/nhlscrapi"><text:span text:style-name="T8">https://github.com/robhowley/nhlscrapi</text:span></text:a></text:p>
      <text:p text:style-name="P3"/>
      <text:p text:style-name="P13">I propose building a predictive model using Deep Learning that assess<text:span text:style-name="T9">es</text:span> the probability that a given shot-attempt is for the home team as a function of the players on-ice for both the home and away teams. Particularly, I wish to determine whether such a model does a better job than just using the CF% to assess <text:span text:style-name="T10">said </text:span>probability.</text:p>
      <text:p text:style-name="P14"/>
      <text:list xml:id="list125612175431066" text:continue-numbering="true" text:style-name="LS1">
        <text:list-item>
          <text:p text:style-name="P17">Curing gerrymandering through clustering algorithms</text:p>
        </text:list-item>
      </text:list>
      <text:p text:style-name="P5"><text:tab/></text:p>
      <text:p text:style-name="P6"><text:tab/>The phenomenon of gerrymandering in the United States can lead to ridiculously drawn electoral boundaries as parties in power try to influence the democratic process. <text:span text:style-name="T7">In particular, there exist districts with very low compactness (that is, low area-to-perimeter ratio). From the US Census website, one can obtain data regarding the geographical distribution of US residents:</text:span></text:p>
      <text:p text:style-name="P12"/>
      <text:p text:style-name="P7"><text:a xlink:type="simple" xlink:href="http://factfinder.census.gov/faces/nav/jsf/pages/download_center.xhtml"><text:span text:style-name="T8">http://factfinder.census.gov/faces/nav/jsf/pages/download_center.xhtml</text:span></text:a></text:p>
      <text:p text:style-name="P12"/>
      <text:p text:style-name="P20">I propose <text:span text:style-name="T11">using</text:span> clustering techniques to optimize the compactness of electoral districts while also maintaining an even distribution of population.</text:p>
      <text:p text:style-name="P9"/>
      <text:list xml:id="list125612584686895" text:continue-numbering="true" text:style-name="LS1">
        <text:list-item>
          <text:p text:style-name="P17">Restaurant opening times</text:p>
        </text:list-item>
      </text:list>
      <text:p text:style-name="P15"/>
      <text:p text:style-name="P1"><text:span text:style-name="T4">The Yelp dataset challenge (</text:span><text:a xlink:type="simple" xlink:href="https://www.yelp.com/dataset_challenge"><text:span text:style-name="T8">https</text:span></text:a><text:a xlink:type="simple" xlink:href="https://www.yelp.com/dataset_challenge"><text:span text:style-name="T8">://</text:span></text:a><text:a xlink:type="simple" xlink:href="https://www.yelp.com/dataset_challenge"><text:span text:style-name="T8">www</text:span></text:a><text:a xlink:type="simple" xlink:href="https://www.yelp.com/dataset_challenge"><text:span text:style-name="T8">.</text:span></text:a><text:a xlink:type="simple" xlink:href="https://www.yelp.com/dataset_challenge"><text:span text:style-name="T8">yelp</text:span></text:a><text:a xlink:type="simple" xlink:href="https://www.yelp.com/dataset_challenge"><text:span text:style-name="T8">.</text:span></text:a><text:a xlink:type="simple" xlink:href="https://www.yelp.com/dataset_challenge"><text:span text:style-name="T8">com</text:span></text:a><text:a xlink:type="simple" xlink:href="https://www.yelp.com/dataset_challenge"><text:span text:style-name="T8">/</text:span></text:a><text:a xlink:type="simple" xlink:href="https://www.yelp.com/dataset_challenge"><text:span text:style-name="T8">dataset</text:span></text:a><text:a xlink:type="simple" xlink:href="https://www.yelp.com/dataset_challenge"><text:span text:style-name="T8">_</text:span></text:a><text:a xlink:type="simple" xlink:href="https://www.yelp.com/dataset_challenge"><text:span text:style-name="T8">challenge</text:span></text:a><text:span text:style-name="T4">) allows one to analyze a large amount of data regarding restaurants and on-line reviews. One of the parameters included in the dataset is opening hours. A restaurateur pays more to stay open longer, and may ask to what extent the returns for this diminish. </text:span><text:span text:style-name="T5">How will his ratings decline if he curtails availability?</text:span></text:p>
      <text:p text:style-name="P15"/>
      <text:p text:style-name="P2"><text:span text:style-name="T1">Clearly there are different patterns one might expect to see: the late-night diner, the trendy brunch place that is only open a few hours a day, the 24-hour fast food joint. </text:span><text:span text:style-name="T2">Optimal opening hours will depend on </text:span><text:span text:style-name="T3">restaurant type, as well as geography. </text:span><text:span text:style-name="T2">I propose building a model that predicts Yelp ratings as a function of opening times, </text:span><text:span text:style-name="T3">but also incorporating restaurant category, and geographical factor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12</meta:editing-cycles>
    <dc:date>2016-07-16T12:56:09.541197571</dc:date>
    <meta:editing-duration>PT37M6S</meta:editing-duration>
    <meta:document-statistic meta:table-count="0" meta:image-count="0" meta:object-count="0" meta:page-count="1" meta:paragraph-count="16" meta:word-count="383" meta:character-count="2487" meta:non-whitespace-character-count="2113"/>
  </office:meta>
</office:document-meta>
</file>